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5958in" style:use-optimal-column-width="false"/>
    </style:style>
    <style:style style:name="Table1" style:family="table" style:master-page-name="MP0">
      <style:table-properties style:width="6.5958in" fo:margin-left="0in" table:align="left"/>
    </style:style>
    <style:style style:name="TableRow3" style:family="table-row">
      <style:table-row-properties style:min-row-height="2.0895in" style:use-optimal-row-height="false"/>
    </style:style>
    <style:style style:name="TableCell4" style:family="table-cell">
      <style:table-cell-properties fo:border="none" style:writing-mode="lr-tb" fo:padding-top="0.0694in" fo:padding-left="0.0694in" fo:padding-bottom="0.0694in" fo:padding-right="0.0694in"/>
    </style:style>
    <style:style style:name="P5" style:parent-style-name="TitoloDocumento" style:family="paragraph">
      <style:paragraph-properties fo:break-before="page"/>
    </style:style>
    <style:style style:name="T13" style:parent-style-name="Car.predefinitoparagrafo" style:family="text">
      <style:text-properties fo:color="#FF0000"/>
    </style:style>
    <style:style style:name="TableColumn15" style:family="table-column">
      <style:table-column-properties style:column-width="1.1756in" style:use-optimal-column-width="false"/>
    </style:style>
    <style:style style:name="TableColumn16" style:family="table-column">
      <style:table-column-properties style:column-width="3.7701in" style:use-optimal-column-width="false"/>
    </style:style>
    <style:style style:name="Table14" style:family="table">
      <style:table-properties style:width="4.9458in" fo:margin-left="1.5111in" table:align="left"/>
    </style:style>
    <style:style style:name="TableRow17" style:family="table-row">
      <style:table-row-properties style:min-row-height="0.1763in" style:use-optimal-row-height="false"/>
    </style:style>
    <style:style style:name="TableCell18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19" style:parent-style-name="Normale" style:family="paragraph">
      <style:text-properties style:font-name="Century Gothic" style:font-name-complex="Arial"/>
    </style:style>
    <style:style style:name="TableCell20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21" style:parent-style-name="Normale" style:family="paragraph">
      <style:text-properties style:font-name="Century Gothic" style:font-name-complex="Arial"/>
    </style:style>
    <style:style style:name="TableRow22" style:family="table-row">
      <style:table-row-properties style:min-row-height="0.1763in" style:use-optimal-row-height="false"/>
    </style:style>
    <style:style style:name="TableCell2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4" style:parent-style-name="Normale" style:family="paragraph">
      <style:text-properties style:font-name="Century Gothic" style:font-name-complex="Arial"/>
    </style:style>
    <style:style style:name="TableCell2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26" style:parent-style-name="Car.predefinitoparagrafo" style:family="text">
      <style:text-properties style:font-name="Century Gothic"/>
    </style:style>
    <style:style style:name="TableRow27" style:family="table-row">
      <style:table-row-properties style:min-row-height="0.1763in" style:use-optimal-row-height="false"/>
    </style:style>
    <style:style style:name="TableCell2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9" style:parent-style-name="Normale" style:family="paragraph">
      <style:text-properties style:font-name="Century Gothic" style:font-name-complex="Arial"/>
    </style:style>
    <style:style style:name="TableCell3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31" style:parent-style-name="Car.predefinitoparagrafo" style:family="text">
      <style:text-properties style:font-name="Century Gothic"/>
    </style:style>
    <style:style style:name="TableRow32" style:family="table-row">
      <style:table-row-properties style:min-row-height="0.4243in" style:use-optimal-row-height="false"/>
    </style:style>
    <style:style style:name="TableCell3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4" style:parent-style-name="Normale" style:family="paragraph">
      <style:text-properties style:font-name="Century Gothic" style:font-name-complex="Arial"/>
    </style:style>
    <style:style style:name="TableCell3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36" style:parent-style-name="Normale" style:family="paragraph">
      <style:text-properties style:font-name="Century Gothic" style:font-name-complex="Arial"/>
    </style:style>
    <style:style style:name="TableRow37" style:family="table-row">
      <style:table-row-properties style:min-row-height="0.4243in" style:use-optimal-row-height="false"/>
    </style:style>
    <style:style style:name="TableCell3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9" style:parent-style-name="Normale" style:family="paragraph">
      <style:text-properties style:font-name="Century Gothic" style:font-name-complex="Arial"/>
    </style:style>
    <style:style style:name="TableCell4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41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42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3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4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5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46" style:parent-style-name="Car.predefinitoparagrafo" style:family="text">
      <style:text-properties style:font-name="Century Gothic" style:font-name-asian="Droid Sans" style:font-name-complex="Droid Sans"/>
    </style:style>
    <style:style style:name="TableRow47" style:family="table-row">
      <style:table-row-properties style:min-row-height="0.4243in" style:use-optimal-row-height="false"/>
    </style:style>
    <style:style style:name="TableCell48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49" style:parent-style-name="Normale" style:family="paragraph">
      <style:text-properties style:font-name="Century Gothic" style:font-name-complex="Arial"/>
    </style:style>
    <style:style style:name="TableCell50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51" style:parent-style-name="Normale" style:family="paragraph">
      <style:text-properties style:font-name="Century Gothic" style:font-name-complex="Arial" style:font-weight-complex="bold"/>
    </style:style>
    <style:style style:name="P52" style:parent-style-name="TitoloDocumento" style:family="paragraph">
      <style:text-properties fo:font-size="12pt" style:font-size-asian="12pt" style:font-size-complex="12pt"/>
    </style:style>
    <style:style style:name="P53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54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55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5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57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60" style:family="table-column">
      <style:table-column-properties style:column-width="1.6423in" style:use-optimal-column-width="false"/>
    </style:style>
    <style:style style:name="TableColumn61" style:family="table-column">
      <style:table-column-properties style:column-width="1.0125in" style:use-optimal-column-width="false"/>
    </style:style>
    <style:style style:name="TableColumn62" style:family="table-column">
      <style:table-column-properties style:column-width="2.2708in" style:use-optimal-column-width="false"/>
    </style:style>
    <style:style style:name="TableColumn63" style:family="table-column">
      <style:table-column-properties style:column-width="1.6416in" style:use-optimal-column-width="false"/>
    </style:style>
    <style:style style:name="Table59" style:family="table">
      <style:table-properties style:width="6.5673in" fo:margin-left="0in" table:align="left"/>
    </style:style>
    <style:style style:name="TableRow64" style:family="table-row">
      <style:table-row-properties style:min-row-height="0.3944in" style:use-optimal-row-height="false"/>
    </style:style>
    <style:style style:name="TableCell6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66" style:parent-style-name="Normale" style:family="paragraph">
      <style:paragraph-properties fo:widows="0" fo:orphans="0" fo:text-align="center" fo:margin-bottom="0in"/>
    </style:style>
    <style:style style:name="T6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6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69" style:parent-style-name="Normale" style:family="paragraph">
      <style:paragraph-properties fo:widows="0" fo:orphans="0" fo:text-align="center" fo:margin-bottom="0in"/>
    </style:style>
    <style:style style:name="T7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2" style:parent-style-name="Normale" style:family="paragraph">
      <style:paragraph-properties fo:widows="0" fo:orphans="0" fo:text-align="center" fo:margin-bottom="0in"/>
    </style:style>
    <style:style style:name="T7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4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5" style:parent-style-name="Normale" style:family="paragraph">
      <style:paragraph-properties fo:widows="0" fo:orphans="0" fo:text-align="center" fo:margin-bottom="0in"/>
    </style:style>
    <style:style style:name="T76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77" style:family="table-row">
      <style:table-row-properties style:min-row-height="0.3645in" style:use-optimal-row-height="false"/>
    </style:style>
    <style:style style:name="TableCell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79" style:parent-style-name="Normale" style:family="paragraph">
      <style:paragraph-properties fo:widows="0" fo:orphans="0" fo:text-align="center" fo:margin-bottom="0in"/>
    </style:style>
    <style:style style:name="T80" style:parent-style-name="Car.predefinitoparagrafo" style:family="text">
      <style:text-properties style:font-name="Century Gothic" style:font-name-asian="Droid Sans" style:font-name-complex="Droid Sans"/>
    </style:style>
    <style:style style:name="TableCell8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2" style:parent-style-name="Normale" style:family="paragraph">
      <style:paragraph-properties fo:widows="0" fo:orphans="0" fo:text-align="center" fo:margin-bottom="0in"/>
    </style:style>
    <style:style style:name="T83" style:parent-style-name="Car.predefinitoparagrafo" style:family="text">
      <style:text-properties style:font-name="Century Gothic" style:font-name-asian="Droid Sans" style:font-name-complex="Droid Sans"/>
    </style:style>
    <style:style style:name="TableCell8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5" style:parent-style-name="Normale" style:family="paragraph">
      <style:paragraph-properties fo:widows="0" fo:orphans="0" fo:text-align="center" fo:margin-bottom="0in"/>
    </style:style>
    <style:style style:name="T86" style:parent-style-name="Car.predefinitoparagrafo" style:family="text">
      <style:text-properties style:font-name="Century Gothic" style:font-name-asian="Droid Sans" style:font-name-complex="Droid Sans"/>
    </style:style>
    <style:style style:name="TableCell8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92" style:family="table-row">
      <style:table-row-properties style:min-row-height="0.3645in" style:use-optimal-row-height="false"/>
    </style:style>
    <style:style style:name="TableCell9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0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3" style:parent-style-name="Normale" style:family="paragraph">
      <style:paragraph-properties fo:break-before="page"/>
    </style:style>
    <style:style style:name="P10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105" style:parent-style-name="Car.predefinitoparagrafo" style:family="text">
      <style:text-properties style:font-name-asian="Times New Roman" style:language-asian="it" style:country-asian="IT"/>
    </style:style>
    <style:style style:name="T106" style:parent-style-name="Collegamentoipertestuale" style:family="text">
      <style:text-properties style:font-name-asian="Droid Sans"/>
    </style:style>
    <style:style style:name="P10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08" style:parent-style-name="Car.predefinitoparagrafo" style:family="text">
      <style:text-properties style:font-name-asian="Times New Roman" style:language-asian="it" style:country-asian="IT"/>
    </style:style>
    <style:style style:name="P109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10" style:parent-style-name="Car.predefinitoparagrafo" style:family="text">
      <style:text-properties style:font-name-asian="Times New Roman" style:language-asian="it" style:country-asian="IT"/>
    </style:style>
    <style:style style:name="P11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12" style:parent-style-name="Car.predefinitoparagrafo" style:family="text">
      <style:text-properties style:font-name-asian="Times New Roman" style:language-asian="it" style:country-asian="IT"/>
    </style:style>
    <style:style style:name="P113" style:parent-style-name="Normale" style:family="paragraph">
      <style:paragraph-properties fo:break-before="page"/>
    </style:style>
    <style:style style:name="P114" style:parent-style-name="GpsTitolo" style:family="paragraph">
      <style:paragraph-properties fo:margin-left="0in" fo:text-indent="0in">
        <style:tab-stops>
          <style:tab-stop style:type="left" style:position="0.25in"/>
        </style:tab-stops>
      </style:paragraph-properties>
    </style:style>
    <style:style style:name="T115" style:parent-style-name="Car.predefinitoparagrafo" style:family="text">
      <style:text-properties style:font-name-asian="Droid Sans"/>
    </style:style>
    <style:style style:name="T116" style:parent-style-name="Car.predefinitoparagrafo" style:family="text">
      <style:text-properties style:font-name-asian="Droid Sans"/>
    </style:style>
    <style:style style:name="T117" style:parent-style-name="Car.predefinitoparagrafo" style:family="text">
      <style:text-properties style:font-name-asian="Droid Sans"/>
    </style:style>
    <style:style style:name="P118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119" style:parent-style-name="GpsTitolo" style:family="paragraph">
      <style:paragraph-properties>
        <style:tab-stops>
          <style:tab-stop style:type="left" style:position="-1.4in"/>
        </style:tab-stops>
      </style:paragraph-properties>
    </style:style>
    <style:style style:name="TableColumn121" style:family="table-column">
      <style:table-column-properties style:column-width="2.7555in"/>
    </style:style>
    <style:style style:name="TableColumn122" style:family="table-column">
      <style:table-column-properties style:column-width="2.7555in"/>
    </style:style>
    <style:style style:name="Table120" style:family="table">
      <style:table-properties style:width="5.5111in" fo:margin-left="0.75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e" style:family="paragraph">
      <style:paragraph-properties fo:margin-bottom="0in" fo:line-height="100%"/>
    </style:style>
    <style:style style:name="P126" style:parent-style-name="Normale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e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Paragrafoelenco" style:family="paragraph">
      <style:paragraph-properties fo:margin-bottom="0in" fo:line-height="100%"/>
    </style:style>
    <style:style style:name="P135" style:parent-style-name="Paragrafoelenco" style:family="paragraph">
      <style:paragraph-properties fo:margin-bottom="0in" fo:line-height="100%"/>
    </style:style>
    <style:style style:name="P136" style:parent-style-name="Paragrafoelenco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e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Paragrafoelenco" style:family="paragraph">
      <style:paragraph-properties fo:margin-bottom="0in" fo:line-height="100%"/>
    </style:style>
    <style:style style:name="P142" style:parent-style-name="Paragrafoelenco" style:family="paragraph">
      <style:paragraph-properties fo:margin-bottom="0in" fo:line-height="100%"/>
    </style:style>
    <style:style style:name="TableColumn144" style:family="table-column">
      <style:table-column-properties style:column-width="2.7555in"/>
    </style:style>
    <style:style style:name="TableColumn145" style:family="table-column">
      <style:table-column-properties style:column-width="2.7555in"/>
    </style:style>
    <style:style style:name="Table143" style:family="table">
      <style:table-properties style:width="5.5111in" fo:margin-left="0.75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e" style:family="paragraph">
      <style:paragraph-properties fo:margin-bottom="0in" fo:line-height="100%"/>
    </style:style>
    <style:style style:name="P149" style:parent-style-name="Normale" style:family="paragraph">
      <style:paragraph-properties fo:margin-bottom="0in" fo:line-height="100%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e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e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Paragrafoelenco" style:family="paragraph">
      <style:paragraph-properties fo:margin-bottom="0in" fo:line-height="100%"/>
    </style:style>
    <style:style style:name="P158" style:parent-style-name="Paragrafoelenco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e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Paragrafoelenco" style:family="paragraph">
      <style:paragraph-properties fo:margin-bottom="0in" fo:line-height="100%"/>
    </style:style>
    <style:style style:name="P164" style:parent-style-name="Paragrafoelenco" style:family="paragraph">
      <style:paragraph-properties fo:margin-bottom="0in" fo:line-height="100%"/>
    </style:style>
    <style:style style:name="TableColumn166" style:family="table-column">
      <style:table-column-properties style:column-width="2.0868in"/>
    </style:style>
    <style:style style:name="TableColumn167" style:family="table-column">
      <style:table-column-properties style:column-width="2.0868in"/>
    </style:style>
    <style:style style:name="TableColumn168" style:family="table-column">
      <style:table-column-properties style:column-width="2.0875in"/>
    </style:style>
    <style:style style:name="Table165" style:family="table">
      <style:table-properties style:width="6.2611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e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e" style:family="paragraph">
      <style:paragraph-properties fo:text-align="center"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e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text-align="center"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e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text-align="center"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e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text-align="center" fo:margin-bottom="0in"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e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text-align="center"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e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e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text-align="center"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e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e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e" style:family="paragraph">
      <style:paragraph-properties fo:text-align="center" fo:margin-bottom="0in" fo:line-height="100%"/>
    </style:style>
    <style:style style:name="P218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219" style:parent-style-name="GpsTitolo" style:family="paragraph">
      <style:paragraph-properties>
        <style:tab-stops>
          <style:tab-stop style:type="left" style:position="-1.4in"/>
        </style:tab-stops>
      </style:paragraph-properties>
    </style:style>
    <style:style style:name="TableColumn221" style:family="table-column">
      <style:table-column-properties style:column-width="2.7555in"/>
    </style:style>
    <style:style style:name="TableColumn222" style:family="table-column">
      <style:table-column-properties style:column-width="2.7555in"/>
    </style:style>
    <style:style style:name="Table220" style:family="table">
      <style:table-properties style:width="5.5111in" fo:margin-left="0.75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margin-bottom="0in" fo:line-height="100%"/>
    </style:style>
    <style:style style:name="P226" style:parent-style-name="Normale" style:family="paragraph">
      <style:paragraph-properties fo:margin-bottom="0in" fo:line-height="10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e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e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Paragrafoelenco" style:family="paragraph">
      <style:paragraph-properties fo:margin-bottom="0in" fo:line-height="100%"/>
    </style:style>
    <style:style style:name="P235" style:parent-style-name="Paragrafoelenco" style:family="paragraph">
      <style:paragraph-properties fo:margin-bottom="0in" fo:line-height="100%"/>
    </style:style>
    <style:style style:name="P236" style:parent-style-name="Paragrafoelenco" style:family="paragraph">
      <style:paragraph-properties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e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Paragrafoelenco" style:family="paragraph">
      <style:paragraph-properties fo:margin-bottom="0in" fo:line-height="100%"/>
    </style:style>
    <style:style style:name="P242" style:parent-style-name="Paragrafoelenco" style:family="paragraph">
      <style:paragraph-properties fo:margin-bottom="0in" fo:line-height="100%"/>
    </style:style>
    <style:style style:name="P243" style:parent-style-name="Normale" style:family="paragraph">
      <style:paragraph-properties fo:text-indent="0.4916in"/>
    </style:style>
    <style:style style:name="TableColumn245" style:family="table-column">
      <style:table-column-properties style:column-width="2.7555in"/>
    </style:style>
    <style:style style:name="TableColumn246" style:family="table-column">
      <style:table-column-properties style:column-width="2.7555in"/>
    </style:style>
    <style:style style:name="Table244" style:family="table">
      <style:table-properties style:width="5.5111in" fo:margin-left="0.75in" table:align="lef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 fo:line-height="100%"/>
    </style:style>
    <style:style style:name="P250" style:parent-style-name="Normale" style:family="paragraph">
      <style:paragraph-properties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e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Paragrafoelenco" style:family="paragraph">
      <style:paragraph-properties fo:margin-bottom="0in" fo:line-height="100%"/>
    </style:style>
    <style:style style:name="P256" style:parent-style-name="Paragrafoelenco" style:family="paragraph">
      <style:paragraph-properties fo:margin-bottom="0in" fo:line-height="100%"/>
    </style:style>
    <style:style style:name="TableColumn258" style:family="table-column">
      <style:table-column-properties style:column-width="2.0868in"/>
    </style:style>
    <style:style style:name="TableColumn259" style:family="table-column">
      <style:table-column-properties style:column-width="2.0868in"/>
    </style:style>
    <style:style style:name="TableColumn260" style:family="table-column">
      <style:table-column-properties style:column-width="2.0875in"/>
    </style:style>
    <style:style style:name="Table257" style:family="table">
      <style:table-properties style:width="6.2611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e" style:family="paragraph">
      <style:paragraph-properties fo:text-align="center" fo:margin-bottom="0in" fo:line-height="100%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e" style:family="paragraph">
      <style:paragraph-properties fo:text-align="center" fo:margin-bottom="0in" fo:line-height="100%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text-align="center" fo:margin-bottom="0in" fo:line-height="100%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text-align="center"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text-align="center" fo:margin-bottom="0in"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text-align="center" fo:margin-bottom="0in" fo:line-height="100%"/>
    </style:style>
    <style:style style:name="P303" style:parent-style-name="GpsTitolo" style:family="paragraph">
      <style:paragraph-properties>
        <style:tab-stops>
          <style:tab-stop style:type="left" style:position="-1.4in"/>
        </style:tab-stops>
      </style:paragraph-properties>
    </style:style>
    <style:style style:name="P304" style:parent-style-name="Normale" style:family="paragraph">
      <style:paragraph-properties fo:text-indent="0.4916in"/>
    </style:style>
    <style:style style:name="TableColumn306" style:family="table-column">
      <style:table-column-properties style:column-width="2.7555in"/>
    </style:style>
    <style:style style:name="TableColumn307" style:family="table-column">
      <style:table-column-properties style:column-width="2.7555in"/>
    </style:style>
    <style:style style:name="Table305" style:family="table">
      <style:table-properties style:width="5.5111in" fo:margin-left="0.75in" table:align="lef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margin-bottom="0in" fo:line-height="100%"/>
    </style:style>
    <style:style style:name="P311" style:parent-style-name="Normale" style:family="paragraph">
      <style:paragraph-properties fo:margin-bottom="0in"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Paragrafoelenco" style:family="paragraph">
      <style:paragraph-properties fo:margin-bottom="0in" fo:line-height="100%"/>
    </style:style>
    <style:style style:name="P320" style:parent-style-name="Paragrafoelenco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Paragrafoelenco" style:family="paragraph">
      <style:paragraph-properties fo:margin-bottom="0in" fo:line-height="100%"/>
    </style:style>
    <style:style style:name="P326" style:parent-style-name="Paragrafoelenco" style:family="paragraph">
      <style:paragraph-properties fo:margin-bottom="0in" fo:line-height="100%"/>
    </style:style>
    <style:style style:name="TableColumn328" style:family="table-column">
      <style:table-column-properties style:column-width="2.7555in"/>
    </style:style>
    <style:style style:name="TableColumn329" style:family="table-column">
      <style:table-column-properties style:column-width="2.7555in"/>
    </style:style>
    <style:style style:name="Table327" style:family="table">
      <style:table-properties style:width="5.5111in" fo:margin-left="0.7472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margin-bottom="0in" fo:line-height="100%"/>
    </style:style>
    <style:style style:name="P333" style:parent-style-name="Normale" style:family="paragraph">
      <style:paragraph-properties fo:margin-bottom="0in" fo:line-height="100%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Paragrafoelenco" style:family="paragraph">
      <style:paragraph-properties fo:margin-bottom="0in" fo:line-height="100%"/>
    </style:style>
    <style:style style:name="P339" style:parent-style-name="Paragrafoelenco" style:family="paragraph">
      <style:paragraph-properties fo:margin-bottom="0in" fo:line-height="100%"/>
    </style:style>
    <style:style style:name="P340" style:parent-style-name="Paragrafoelenco" style:family="paragraph">
      <style:paragraph-properties fo:margin-bottom="0in" fo:line-height="100%"/>
    </style:style>
    <style:style style:name="TableColumn342" style:family="table-column">
      <style:table-column-properties style:column-width="2.7555in"/>
    </style:style>
    <style:style style:name="TableColumn343" style:family="table-column">
      <style:table-column-properties style:column-width="2.7555in"/>
    </style:style>
    <style:style style:name="Table341" style:family="table">
      <style:table-properties style:width="5.5111in" fo:margin-left="0.75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margin-bottom="0in" fo:line-height="100%"/>
    </style:style>
    <style:style style:name="P347" style:parent-style-name="Normale" style:family="paragraph">
      <style:paragraph-properties fo:margin-bottom="0in" fo:line-height="100%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Paragrafoelenco" style:family="paragraph">
      <style:paragraph-properties fo:margin-bottom="0in" fo:line-height="100%"/>
    </style:style>
    <style:style style:name="P353" style:parent-style-name="Paragrafoelenco" style:family="paragraph">
      <style:paragraph-properties fo:margin-bottom="0in" fo:line-height="100%"/>
    </style:style>
    <style:style style:name="P354" style:parent-style-name="Paragrafoelenco" style:family="paragraph">
      <style:paragraph-properties fo:margin-bottom="0in" fo:line-height="100%"/>
    </style:style>
    <style:style style:name="TableColumn356" style:family="table-column">
      <style:table-column-properties style:column-width="2.7555in"/>
    </style:style>
    <style:style style:name="TableColumn357" style:family="table-column">
      <style:table-column-properties style:column-width="2.7555in"/>
    </style:style>
    <style:style style:name="Table355" style:family="table">
      <style:table-properties style:width="5.5111in" fo:margin-left="0.75in" table:align="lef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e" style:family="paragraph">
      <style:paragraph-properties fo:margin-bottom="0in" fo:line-height="100%"/>
    </style:style>
    <style:style style:name="P361" style:parent-style-name="Normale" style:family="paragraph">
      <style:paragraph-properties fo:margin-bottom="0in"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e" style:family="paragraph">
      <style:paragraph-properties fo:margin-bottom="0in" fo:line-height="100%">
        <style:tab-stops>
          <style:tab-stop style:type="left" style:position="2.1916in"/>
        </style:tab-stops>
      </style:paragraph-properties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e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Paragrafoelenco" style:family="paragraph">
      <style:paragraph-properties fo:margin-bottom="0in" fo:line-height="100%"/>
    </style:style>
    <style:style style:name="P370" style:parent-style-name="Paragrafoelenco" style:family="paragraph">
      <style:paragraph-properties fo:margin-bottom="0in" fo:line-height="100%"/>
    </style:style>
    <style:style style:name="P371" style:parent-style-name="Paragrafoelenco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377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TableColumn379" style:family="table-column">
      <style:table-column-properties style:column-width="2.7555in"/>
    </style:style>
    <style:style style:name="TableColumn380" style:family="table-column">
      <style:table-column-properties style:column-width="2.7555in"/>
    </style:style>
    <style:style style:name="Table378" style:family="table">
      <style:table-properties style:width="5.5111in" fo:margin-left="0.75in" table:align="lef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e" style:family="paragraph">
      <style:paragraph-properties fo:margin-bottom="0in" fo:line-height="100%"/>
    </style:style>
    <style:style style:name="P384" style:parent-style-name="Normale" style:family="paragraph">
      <style:paragraph-properties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e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Paragrafoelenco" style:family="paragraph">
      <style:paragraph-properties fo:margin-bottom="0in" fo:line-height="100%"/>
    </style:style>
    <style:style style:name="P390" style:parent-style-name="Paragrafoelenco" style:family="paragraph">
      <style:paragraph-properties fo:margin-bottom="0in" fo:line-height="100%"/>
    </style:style>
    <style:style style:name="P391" style:parent-style-name="Paragrafoelenco" style:family="paragraph">
      <style:paragraph-properties fo:margin-bottom="0in" fo:line-height="100%"/>
    </style:style>
    <style:style style:name="TableColumn393" style:family="table-column">
      <style:table-column-properties style:column-width="2.7555in"/>
    </style:style>
    <style:style style:name="TableColumn394" style:family="table-column">
      <style:table-column-properties style:column-width="2.7555in"/>
    </style:style>
    <style:style style:name="Table392" style:family="table">
      <style:table-properties style:width="5.5111in" fo:margin-left="0.75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e" style:family="paragraph">
      <style:paragraph-properties fo:margin-bottom="0in" fo:line-height="100%"/>
    </style:style>
    <style:style style:name="P398" style:parent-style-name="Normale" style:family="paragraph">
      <style:paragraph-properties fo:margin-bottom="0in" fo:line-height="100%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e" style:family="paragraph">
      <style:paragraph-properties fo:margin-bottom="0in" fo:line-height="100%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e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07" style:parent-style-name="Paragrafoelenco" style:family="paragraph">
      <style:paragraph-properties fo:margin-bottom="0in" fo:line-height="100%"/>
    </style:style>
    <style:style style:name="P408" style:parent-style-name="Normale" style:family="paragraph">
      <style:text-properties fo:hyphenate="true"/>
    </style:style>
    <style:style style:name="TableColumn410" style:family="table-column">
      <style:table-column-properties style:column-width="2.7555in"/>
    </style:style>
    <style:style style:name="TableColumn411" style:family="table-column">
      <style:table-column-properties style:column-width="2.7555in"/>
    </style:style>
    <style:style style:name="Table409" style:family="table">
      <style:table-properties style:width="5.5111in" fo:margin-left="0.75in" table:align="left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margin-bottom="0in" fo:line-height="100%"/>
    </style:style>
    <style:style style:name="P415" style:parent-style-name="Normale" style:family="paragraph">
      <style:paragraph-properties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e" style:family="paragraph">
      <style:paragraph-properties fo:margin-bottom="0in" fo:line-height="100%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e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24" style:parent-style-name="Paragrafoelenco" style:family="paragraph">
      <style:paragraph-properties fo:margin-bottom="0in" fo:line-height="100%"/>
    </style:style>
    <style:style style:name="TableColumn426" style:family="table-column">
      <style:table-column-properties style:column-width="2.0868in"/>
    </style:style>
    <style:style style:name="TableColumn427" style:family="table-column">
      <style:table-column-properties style:column-width="2.0868in"/>
    </style:style>
    <style:style style:name="TableColumn428" style:family="table-column">
      <style:table-column-properties style:column-width="2.0875in"/>
    </style:style>
    <style:style style:name="Table425" style:family="table">
      <style:table-properties style:width="6.2611in" fo:margin-left="0in" table:align="lef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text-align="center"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e" style:family="paragraph">
      <style:paragraph-properties fo:text-align="center" fo:margin-bottom="0in" fo:line-height="100%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e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e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text-align="center" fo:margin-bottom="0in" fo:line-height="100%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text-align="center"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text-align="center" fo:margin-bottom="0in" fo:line-height="100%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e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e" style:family="paragraph">
      <style:paragraph-properties fo:text-align="center" fo:margin-bottom="0in" fo:line-height="100%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e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text-align="center" fo:margin-bottom="0in" fo:line-height="100%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text-align="center"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e" style:family="paragraph">
      <style:paragraph-properties fo:text-align="center"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e" style:family="paragraph">
      <style:paragraph-properties fo:text-align="center" fo:margin-bottom="0in" fo:line-height="100%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e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e" style:family="paragraph">
      <style:paragraph-properties fo:text-align="center" fo:margin-bottom="0in" fo:line-height="100%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text-align="center"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e" style:family="paragraph">
      <style:paragraph-properties fo:text-align="center"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e" style:family="paragraph">
      <style:paragraph-properties fo:text-align="center" fo:margin-bottom="0in" fo:line-height="100%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text-align="center"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text-align="center"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e" style:family="paragraph">
      <style:paragraph-properties fo:text-align="center" fo:margin-bottom="0in" fo:line-height="100%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e" style:family="paragraph">
      <style:paragraph-properties fo:text-align="center" fo:margin-bottom="0in" fo:line-height="100%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text-align="center" fo:margin-bottom="0in" fo:line-height="100%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text-align="center"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e" style:family="paragraph">
      <style:paragraph-properties fo:text-align="center" fo:margin-bottom="0in" fo:line-height="100%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e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fo:margin-bottom="0in" fo:line-height="100%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e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e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text-align="center" fo:margin-bottom="0in" fo:line-height="100%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e" style:family="paragraph">
      <style:paragraph-properties fo:text-align="center"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est<text:s/>Plan</text:p>
            <text:p text:style-name="TitoloDocumento">Progetto</text:p>
            <text:p text:style-name="TitoloDocumento"><text:span text:style-name="T13">GuardaTV<text:s/></text:span><text:line-break/></text:p>
            <table:table table:style-name="Table14">
              <table:table-columns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>
                  <text:p text:style-name="P19">Riferimento</text:p>
                </table:table-cell>
                <table:table-cell table:style-name="TableCell20">
                  <text:p text:style-name="P21"/>
                </table:table-cell>
              </table:table-row>
              <table:table-row table:style-name="TableRow22">
                <table:table-cell table:style-name="TableCell23">
                  <text:p text:style-name="P24">Versione</text:p>
                </table:table-cell>
                <table:table-cell table:style-name="TableCell25">
                  <text:p text:style-name="Normale"><text:span text:style-name="T26">0.2</text:span></text:p>
                </table:table-cell>
              </table:table-row>
              <table:table-row table:style-name="TableRow27">
                <table:table-cell table:style-name="TableCell28">
                  <text:p text:style-name="P29">Data</text:p>
                </table:table-cell>
                <table:table-cell table:style-name="TableCell30">
                  <text:p text:style-name="Normale"><text:span text:style-name="T31">12/12/2021</text:span></text:p>
                </table:table-cell>
              </table:table-row>
              <table:table-row table:style-name="TableRow32">
                <table:table-cell table:style-name="TableCell33">
                  <text:p text:style-name="P34">Destinatario</text:p>
                </table:table-cell>
                <table:table-cell table:style-name="TableCell35">
                  <text:p text:style-name="P36">Studenti di Ingegneria del Software 2021/22</text:p>
                </table:table-cell>
              </table:table-row>
              <table:table-row table:style-name="TableRow37">
                <table:table-cell table:style-name="TableCell38">
                  <text:p text:style-name="P39">Presentato da</text:p>
                </table:table-cell>
                <table:table-cell table:style-name="TableCell40">
                  <text:p text:style-name="P41">Gruppo 16:</text:p>
                  <text:p text:style-name="P42">N. Cacace</text:p>
                  <text:p text:style-name="P43">S. Pastore</text:p>
                  <text:p text:style-name="P44">A. Prezioso</text:p>
                  <text:p text:style-name="P45"><text:span text:style-name="T46">A. Ricchetti</text:span></text:p>
                </table:table-cell>
              </table:table-row>
              <table:table-row table:style-name="TableRow47">
                <table:table-cell table:style-name="TableCell48">
                  <text:p text:style-name="P49">Approvato da</text:p>
                </table:table-cell>
                <table:table-cell table:style-name="TableCell50">
                  <text:p text:style-name="P51"/>
                </table:table-cell>
              </table:table-row>
            </table:table>
            <text:p text:style-name="P52"/>
            <text:p text:style-name="P53"/>
          </table:table-cell>
        </table:table-row>
      </table:table>
      <text:p text:style-name="P54"><text:s text:c="3"/></text:p>
      <text:p text:style-name="P55"/>
      <text:p text:style-name="GpsTitolo"><text:bookmark-start text:name="_Toc90232062"/><text:bookmark-start text:name="_Hlk87601953"/><text:span text:style-name="T56">Revision</text:span><text:span text:style-name="T57"><text:s/></text:span><text:span text:style-name="T58">History</text:span><text:bookmark-end text:name="_Toc90232062"/></text:p>
      <text:p text:style-name="Normale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soft-page-break/>
            <text:p text:style-name="P66"><text:span text:style-name="T67">Data</text:span></text:p>
          </table:table-cell>
          <table:table-cell table:style-name="TableCell68">
            <text:p text:style-name="P69"><text:span text:style-name="T70">Versione</text:span></text:p>
          </table:table-cell>
          <table:table-cell table:style-name="TableCell71">
            <text:p text:style-name="P72"><text:span text:style-name="T73">Descrizione</text:span></text:p>
          </table:table-cell>
          <table:table-cell table:style-name="TableCell74">
            <text:p text:style-name="P75"><text:span text:style-name="T76">Autori</text:span></text:p>
          </table:table-cell>
        </table:table-row>
        <table:table-row table:style-name="TableRow77">
          <table:table-cell table:style-name="TableCell78">
            <text:p text:style-name="P79"><text:span text:style-name="T80">10/12/2021</text:span></text:p>
          </table:table-cell>
          <table:table-cell table:style-name="TableCell81">
            <text:p text:style-name="P82"><text:span text:style-name="T83">0.1</text:span></text:p>
          </table:table-cell>
          <table:table-cell table:style-name="TableCell84">
            <text:p text:style-name="P85"><text:span text:style-name="T86">Prima stesura</text:span></text:p>
          </table:table-cell>
          <table:table-cell table:style-name="TableCell87">
            <text:p text:style-name="P88">N. Cacace</text:p>
            <text:p text:style-name="P89">S. Pastore</text:p>
            <text:p text:style-name="P90">A. Prezioso</text:p>
            <text:p text:style-name="P91">A. Ricchetti</text:p>
          </table:table-cell>
        </table:table-row>
        <table:table-row table:style-name="TableRow92">
          <table:table-cell table:style-name="TableCell93">
            <text:p text:style-name="P94">12/12/2021</text:p>
          </table:table-cell>
          <table:table-cell table:style-name="TableCell95">
            <text:p text:style-name="P96">0.2</text:p>
          </table:table-cell>
          <table:table-cell table:style-name="TableCell97">
            <text:p text:style-name="P98">Modifiche e Revisione<text:s/></text:p>
          </table:table-cell>
          <table:table-cell table:style-name="TableCell99">
            <text:p text:style-name="P100">N. Cacace</text:p>
            <text:p text:style-name="P101">S. Pastore</text:p>
            <text:p text:style-name="P102">A. Prezioso</text:p>
          </table:table-cell>
        </table:table-row>
      </table:table>
      <text:p text:style-name="Normale"/>
      <text:p text:style-name="Normale"><text:bookmark-end text:name="_Hlk87601953"/></text:p>
      <text:p text:style-name="P103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90232845" office:target-frame-name="_top" xlink:show="replace"><text:span text:style-name="Collegamentoipertestuale">1.</text:span><text:span text:style-name="T105"><text:tab/></text:span><text:span text:style-name="T106">Test Case di Sistema</text:span><text:tab/>4</text:a></text:p>
          <text:p text:style-name="P107"><text:a xlink:href="#_Toc90232846" office:target-frame-name="_top" xlink:show="replace"><text:span text:style-name="Collegamentoipertestuale">1.1.</text:span><text:span text:style-name="T108"><text:tab/></text:span><text:span text:style-name="Collegamentoipertestuale">Creazione nuova lista</text:span><text:tab/>4</text:a></text:p>
          <text:p text:style-name="P109"><text:a xlink:href="#_Toc90232847" office:target-frame-name="_top" xlink:show="replace"><text:span text:style-name="Collegamentoipertestuale">1.2.</text:span><text:span text:style-name="T110"><text:tab/></text:span><text:span text:style-name="Collegamentoipertestuale">Recensione Contenuto</text:span><text:tab/>5</text:a></text:p>
          <text:p text:style-name="P111"><text:a xlink:href="#_Toc90232848" office:target-frame-name="_top" xlink:show="replace"><text:span text:style-name="Collegamentoipertestuale">1.3.</text:span><text:span text:style-name="T112"><text:tab/></text:span><text:span text:style-name="Collegamentoipertestuale">Aggiunta Contenuto**</text:span><text:tab/>6</text:a></text:p>
        </text:index-body>
      </text:table-of-content>
      <text:p text:style-name="Normale"/>
      <text:p text:style-name="Normale"/>
      <text:p text:style-name="P113"/>
      <text:list text:style-name="LFO1" text:continue-numbering="true">
        <text:list-item>
          <text:p text:style-name="P114"><text:tab/><text:bookmark-start text:name="_Toc90232324"/><text:bookmark-start text:name="_Toc90232845"/><text:span text:style-name="T115">Test<text:s/></text:span><text:bookmark-end text:name="_Toc90232324"/><text:span text:style-name="T116">Case di<text:s/></text:span><text:span text:style-name="T117">Sistema</text:span><text:bookmark-end text:name="_Toc90232845"/></text:p>
        </text:list-item>
      </text:list>
      <text:p text:style-name="P118"/>
      <text:list text:style-name="LFO1" text:continue-numbering="true">
        <text:list-item>
          <text:list>
            <text:list-item>
              <text:p text:style-name="P119"><text:bookmark-start text:name="_Toc90232846"/>Creazione nuova lista<text:bookmark-end text:name="_Toc90232846"/></text:p>
            </text:list-item>
          </text:list>
        </text:list-item>
      </text:list>
      <text:p text:style-name="Normale"/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 table:number-columns-spanned="2">
            <text:p text:style-name="P125">Parametro: Nome</text:p>
            <text:p text:style-name="P126">Categorie: Formato, lunghezza</text:p>
          </table:table-cell>
          <table:covered-table-cell/>
        </table:table-row>
        <table:table-row table:style-name="TableRow127">
          <table:table-cell table:style-name="TableCell128" table:number-columns-spanned="2">
            <text:p text:style-name="P129">FORMATO: [A-Za-z0-9]</text:p>
          </table:table-cell>
          <table:covered-table-cell/>
        </table:table-row>
        <table:table-row table:style-name="TableRow130">
          <table:table-cell table:style-name="TableCell131">
            <text:p text:style-name="P132">Lunghezza (ln)</text:p>
          </table:table-cell>
          <table:table-cell table:style-name="TableCell133">
            <text:list text:style-name="LFO2" text:continue-numbering="true">
              <text:list-item>
                <text:p text:style-name="P134">&lt;1[errore]</text:p>
              </text:list-item>
              <text:list-item>
                <text:p text:style-name="P135">&gt;=1 and &lt;=50 [property lunghezzaLNok]</text:p>
              </text:list-item>
              <text:list-item>
                <text:p text:style-name="P136">&gt;50 [errore]<text:s/>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Formato (fn)</text:p>
          </table:table-cell>
          <table:table-cell table:style-name="TableCell140">
            <text:list text:style-name="LFO3" text:continue-numbering="true">
              <text:list-item>
                <text:p text:style-name="P141">Rispetta il formato [property formatoFNok]</text:p>
              </text:list-item>
              <text:list-item>
                <text:p text:style-name="P142">Non rispetta il<text:s/>formato [errore]</text:p>
              </text:list-item>
            </text:list>
          </table:table-cell>
        </table:table-row>
      </table:table>
      <text:p text:style-name="Normale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2">
            <text:p text:style-name="P148">Parametro: Descrizione</text:p>
            <text:p text:style-name="P149">Categorie: Formato, lunghezza</text:p>
          </table:table-cell>
          <table:covered-table-cell/>
        </table:table-row>
        <table:table-row table:style-name="TableRow150">
          <table:table-cell table:style-name="TableCell151" table:number-columns-spanned="2">
            <text:p text:style-name="P152">FORMATO: [A-Za-z0-9]</text:p>
          </table:table-cell>
          <table:covered-table-cell/>
        </table:table-row>
        <table:table-row table:style-name="TableRow153">
          <table:table-cell table:style-name="TableCell154">
            <text:p text:style-name="P155">Lunghezza (ld)</text:p>
          </table:table-cell>
          <table:table-cell table:style-name="TableCell156">
            <text:list text:style-name="LFO4" text:continue-numbering="true">
              <text:list-item>
                <text:p text:style-name="P157">&lt;=255 [property lunghezzaLDok]</text:p>
              </text:list-item>
              <text:list-item>
                <text:p text:style-name="P158">&gt;255 [errore]<text:s/></text:p>
              </text:list-item>
            </text:list>
          </table:table-cell>
        </table:table-row>
        <table:table-row table:style-name="TableRow159">
          <table:table-cell table:style-name="TableCell160">
            <text:p text:style-name="P161">Formato (fd)</text:p>
          </table:table-cell>
          <table:table-cell table:style-name="TableCell162">
            <text:list text:style-name="LFO5" text:continue-numbering="true">
              <text:list-item>
                <text:p text:style-name="P163">Rispetta il formato [property formatoFDok]</text:p>
              </text:list-item>
              <text:list-item>
                <text:p text:style-name="P164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Codice</text:p>
          </table:table-cell>
          <table:table-cell table:style-name="TableCell172">
            <text:p text:style-name="P173">Combinazione</text:p>
          </table:table-cell>
          <table:table-cell table:style-name="TableCell174">
            <text:p text:style-name="P175">Esito</text:p>
          </table:table-cell>
        </table:table-row>
        <table:table-row table:style-name="TableRow176">
          <table:table-cell table:style-name="TableCell177">
            <text:p text:style-name="P178">TC_NF_4_01</text:p>
          </table:table-cell>
          <table:table-cell table:style-name="TableCell179">
            <text:p text:style-name="P180">ln1</text:p>
          </table:table-cell>
          <table:table-cell table:style-name="TableCell181">
            <text:p text:style-name="P182">Errore</text:p>
          </table:table-cell>
        </table:table-row>
        <table:table-row table:style-name="TableRow183">
          <table:table-cell table:style-name="TableCell184">
            <text:p text:style-name="P185">TC_NF_4_02</text:p>
          </table:table-cell>
          <table:table-cell table:style-name="TableCell186">
            <text:p text:style-name="P187">ln3</text:p>
          </table:table-cell>
          <table:table-cell table:style-name="TableCell188">
            <text:p text:style-name="P189">Errore</text:p>
          </table:table-cell>
        </table:table-row>
        <table:table-row table:style-name="TableRow190">
          <table:table-cell table:style-name="TableCell191">
            <text:p text:style-name="P192">TC_NF_4_03</text:p>
          </table:table-cell>
          <table:table-cell table:style-name="TableCell193">
            <text:p text:style-name="P194">ln2.fn2</text:p>
          </table:table-cell>
          <table:table-cell table:style-name="TableCell195">
            <text:p text:style-name="P196">Errore</text:p>
          </table:table-cell>
        </table:table-row>
        <table:table-row table:style-name="TableRow197">
          <table:table-cell table:style-name="TableCell198">
            <text:p text:style-name="P199">TC_NF_4_04</text:p>
          </table:table-cell>
          <table:table-cell table:style-name="TableCell200">
            <text:p text:style-name="P201">ln2.fn1.ld2</text:p>
          </table:table-cell>
          <table:table-cell table:style-name="TableCell202">
            <text:p text:style-name="P203">Errore</text:p>
          </table:table-cell>
        </table:table-row>
        <table:table-row table:style-name="TableRow204">
          <table:table-cell table:style-name="TableCell205">
            <text:p text:style-name="P206">TC_NF_4_05</text:p>
          </table:table-cell>
          <table:table-cell table:style-name="TableCell207">
            <text:p text:style-name="P208">ln2.fn1.ld1.fd2</text:p>
          </table:table-cell>
          <table:table-cell table:style-name="TableCell209">
            <text:p text:style-name="P210">Errore</text:p>
          </table:table-cell>
        </table:table-row>
        <table:table-row table:style-name="TableRow211">
          <table:table-cell table:style-name="TableCell212">
            <text:p text:style-name="P213">TC_NF_4_06</text:p>
          </table:table-cell>
          <table:table-cell table:style-name="TableCell214">
            <text:p text:style-name="P215">ln2.fn1.ld1.fd1</text:p>
          </table:table-cell>
          <table:table-cell table:style-name="TableCell216">
            <text:p text:style-name="P217">Successo</text:p>
          </table:table-cell>
        </table:table-row>
      </table:table>
      <text:p text:style-name="P218"/>
      <text:list text:style-name="LFO1" text:continue-numbering="true">
        <text:list-item>
          <text:list>
            <text:list-item>
              <text:p text:style-name="P219"><text:bookmark-start text:name="_Toc90232847"/>Recensione Contenuto<text:bookmark-end text:name="_Toc90232847"/></text:p>
            </text:list-item>
          </text:list>
        </text:list-item>
      </text:list>
      <text:p text:style-name="Paragrafoelenco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 table:number-columns-spanned="2">
            <text:p text:style-name="P225">Parametro: Punteggio</text:p>
            <text:p text:style-name="P226">Categorie: Formato, lunghezza</text:p>
          </table:table-cell>
          <table:covered-table-cell/>
        </table:table-row>
        <table:table-row table:style-name="TableRow227">
          <table:table-cell table:style-name="TableCell228" table:number-columns-spanned="2">
            <text:p text:style-name="P229">FORMATO: [0-5]{1}*</text:p>
          </table:table-cell>
          <table:covered-table-cell/>
        </table:table-row>
        <table:table-row table:style-name="TableRow230">
          <table:table-cell table:style-name="TableCell231">
            <text:p text:style-name="P232">Lunghezza (lp)</text:p>
          </table:table-cell>
          <table:table-cell table:style-name="TableCell233">
            <text:list text:style-name="LFO6" text:continue-numbering="true">
              <text:list-item>
                <text:p text:style-name="P234">&lt;1[errore]</text:p>
              </text:list-item>
              <text:list-item>
                <text:p text:style-name="P235"><text:s/>==1 [property lunghezzaLPok]</text:p>
              </text:list-item>
              <text:list-item>
                <text:p text:style-name="P236">&gt;1 [errore]</text:p>
              </text:list-item>
            </text:list>
          </table:table-cell>
        </table:table-row>
        <table:table-row table:style-name="TableRow237">
          <table:table-cell table:style-name="TableCell238">
            <text:p text:style-name="P239">Formato (fp)</text:p>
          </table:table-cell>
          <table:table-cell table:style-name="TableCell240">
            <text:list text:style-name="LFO7" text:continue-numbering="true">
              <text:list-item>
                <text:p text:style-name="P241">Rispetta il formato [property formatoFPok]</text:p>
              </text:list-item>
              <text:list-item>
                <text:p text:style-name="P242">Non rispetta il formato [errore]</text:p>
              </text:list-item>
            </text:list>
          </table:table-cell>
        </table:table-row>
      </table:table>
      <text:p text:style-name="P243">*Formato solo numeri interi, valutare se<text:s/>accettare numeri decimali</text:p>
      <text:p text:style-name="Normale"/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 table:number-columns-spanned="2">
            <text:p text:style-name="P249">Parametro: Descrizione</text:p>
            <text:p text:style-name="P250">Categorie: lunghezza</text:p>
          </table:table-cell>
          <table:covered-table-cell/>
        </table:table-row>
        <table:table-row table:style-name="TableRow251">
          <table:table-cell table:style-name="TableCell252">
            <text:p text:style-name="P253">Lunghezza (ld)</text:p>
          </table:table-cell>
          <table:table-cell table:style-name="TableCell254">
            <text:list text:style-name="LFO8" text:continue-numbering="true">
              <text:list-item>
                <text:p text:style-name="P255">&lt;=255 [property lunghezzaLDok]</text:p>
              </text:list-item>
              <text:list-item>
                <text:p text:style-name="P256">&gt;255 [errore]<text:s/></text:p>
              </text:list-item>
            </text:list>
          </table:table-cell>
        </table:table-row>
      </table:table>
      <text:p text:style-name="Normale"/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Codice</text:p>
          </table:table-cell>
          <table:table-cell table:style-name="TableCell264">
            <text:p text:style-name="P265">Combinazione</text:p>
          </table:table-cell>
          <table:table-cell table:style-name="TableCell266">
            <text:p text:style-name="P267">Esito</text:p>
          </table:table-cell>
        </table:table-row>
        <table:table-row table:style-name="TableRow268">
          <table:table-cell table:style-name="TableCell269">
            <text:p text:style-name="P270">TC_RW_10_01</text:p>
          </table:table-cell>
          <table:table-cell table:style-name="TableCell271">
            <text:p text:style-name="P272">lp1</text:p>
          </table:table-cell>
          <table:table-cell table:style-name="TableCell273">
            <text:p text:style-name="P274">Errore</text:p>
          </table:table-cell>
        </table:table-row>
        <table:table-row table:style-name="TableRow275">
          <table:table-cell table:style-name="TableCell276">
            <text:p text:style-name="P277">TC_RW_10_02</text:p>
          </table:table-cell>
          <table:table-cell table:style-name="TableCell278">
            <text:p text:style-name="P279">lp3</text:p>
          </table:table-cell>
          <table:table-cell table:style-name="TableCell280">
            <text:p text:style-name="P281">Errore</text:p>
          </table:table-cell>
        </table:table-row>
        <table:table-row table:style-name="TableRow282">
          <table:table-cell table:style-name="TableCell283">
            <text:p text:style-name="P284">TC_RW_10_03</text:p>
          </table:table-cell>
          <table:table-cell table:style-name="TableCell285">
            <text:p text:style-name="P286">lp2.fp2</text:p>
          </table:table-cell>
          <table:table-cell table:style-name="TableCell287">
            <text:p text:style-name="P288">Errore</text:p>
          </table:table-cell>
        </table:table-row>
        <table:table-row table:style-name="TableRow289">
          <table:table-cell table:style-name="TableCell290">
            <text:p text:style-name="P291">TC_RW_10_04</text:p>
          </table:table-cell>
          <table:table-cell table:style-name="TableCell292">
            <text:p text:style-name="P293">lp2.fp1.ld2</text:p>
          </table:table-cell>
          <table:table-cell table:style-name="TableCell294">
            <text:p text:style-name="P295">Errore</text:p>
          </table:table-cell>
        </table:table-row>
        <table:table-row table:style-name="TableRow296">
          <table:table-cell table:style-name="TableCell297">
            <text:p text:style-name="P298">TC_RW_10_05</text:p>
          </table:table-cell>
          <table:table-cell table:style-name="TableCell299">
            <text:p text:style-name="P300">Lp2.fp1.ld1</text:p>
          </table:table-cell>
          <table:table-cell table:style-name="TableCell301">
            <text:p text:style-name="P302">Successo</text:p>
          </table:table-cell>
        </table:table-row>
      </table:table>
      <text:p text:style-name="Normale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aragrafoelenco"/>
      <text:p text:style-name="Paragrafoelenco"/>
      <text:list text:style-name="LFO1" text:continue-numbering="true">
        <text:list-item>
          <text:list>
            <text:list-item>
              <text:p text:style-name="P303"><text:bookmark-start text:name="_Toc90232848"/>Aggiunta Contenuto**<text:bookmark-end text:name="_Toc90232848"/></text:p>
            </text:list-item>
          </text:list>
        </text:list-item>
      </text:list>
      <text:p text:style-name="P304">** aggiungere casi divisi per film e serieTV</text:p>
      <text:p text:style-name="Normale"/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 table:number-columns-spanned="2">
            <text:p text:style-name="P310">Parametro: ID</text:p>
            <text:p text:style-name="P311">Categorie: Formato, lunghezza</text:p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FORMATO:<text:s/>[A-Z0-9]{4}-[A-Z0-9]{4}-[A-Z0-9]{4}|[A-Z0-9]{4}-[A-Z0-9]{4}-[A-Z0-9]{4}-[A-Z0-9]{4}-[A-Z0-9]{1}-[A-Z0-9]{4}-[A-Z0-9]{4}-[A-Z0-9]{1}</text:p>
          </table:table-cell>
          <table:covered-table-cell/>
        </table:table-row>
        <table:table-row table:style-name="TableRow315">
          <table:table-cell table:style-name="TableCell316">
            <text:p text:style-name="P317">Lunghezza (li)</text:p>
          </table:table-cell>
          <table:table-cell table:style-name="TableCell318">
            <text:list text:style-name="LFO9" text:continue-numbering="true">
              <text:list-item>
                <text:p text:style-name="P319">!=12 and !=26 [errore]</text:p>
              </text:list-item>
              <text:list-item>
                <text:p text:style-name="P320"><text:s/>==12 <text:s/>or ==26[property lunghezzaLPok]</text:p>
              </text:list-item>
            </text:list>
          </table:table-cell>
        </table:table-row>
        <table:table-row table:style-name="TableRow321">
          <table:table-cell table:style-name="TableCell322">
            <text:p text:style-name="P323">Formato (fi)</text:p>
          </table:table-cell>
          <table:table-cell table:style-name="TableCell324">
            <text:list text:style-name="LFO10" text:continue-numbering="true">
              <text:list-item>
                <text:p text:style-name="P325">Rispetta il formato<text:s/>[property formatoFPok]</text:p>
              </text:list-item>
              <text:list-item>
                <text:p text:style-name="P326">Non rispetta il formato [errore]</text:p>
              </text:list-item>
            </text:list>
          </table:table-cell>
        </table:table-row>
      </table:table>
      <text:p text:style-name="Normale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 table:number-columns-spanned="2">
            <text:p text:style-name="P332">Parametro: Titolo</text:p>
            <text:p text:style-name="P333">Categorie: lunghezza</text:p>
          </table:table-cell>
          <table:covered-table-cell/>
        </table:table-row>
        <table:table-row table:style-name="TableRow334">
          <table:table-cell table:style-name="TableCell335">
            <text:p text:style-name="P336">Lunghezza (lt)</text:p>
          </table:table-cell>
          <table:table-cell table:style-name="TableCell337">
            <text:list text:style-name="LFO11" text:continue-numbering="true">
              <text:list-item>
                <text:p text:style-name="P338">&lt;1 [errore]</text:p>
              </text:list-item>
              <text:list-item>
                <text:p text:style-name="P339">&gt;=1 and &lt;=50 [property lunghezzaLTok]</text:p>
              </text:list-item>
              <text:list-item>
                <text:p text:style-name="P340">&gt;50 [errore]</text:p>
              </text:list-item>
            </text:list>
          </table:table-cell>
        </table:table-row>
      </table:table>
      <text:p text:style-name="Normale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 table:number-columns-spanned="2">
            <text:p text:style-name="P346">Parametro: Descrizione</text:p>
            <text:p text:style-name="P347">Categorie: lunghezza</text:p>
          </table:table-cell>
          <table:covered-table-cell/>
        </table:table-row>
        <table:table-row table:style-name="TableRow348">
          <table:table-cell table:style-name="TableCell349">
            <text:p text:style-name="P350">Lunghezza (ld)</text:p>
          </table:table-cell>
          <table:table-cell table:style-name="TableCell351">
            <text:list text:style-name="LFO12" text:continue-numbering="true">
              <text:list-item>
                <text:p text:style-name="P352">&lt;1<text:s/>[errore]</text:p>
              </text:list-item>
              <text:list-item>
                <text:p text:style-name="P353">&gt;=1 and &lt;=255 [property lunghezzaLDok]</text:p>
              </text:list-item>
              <text:list-item>
                <text:p text:style-name="P354">&gt;255 [errore]<text:s/></text:p>
              </text:list-item>
            </text:list>
          </table:table-cell>
        </table:table-row>
      </table:table>
      <text:p text:style-name="Normale"/>
      <table:table table:style-name="Table355">
        <table:table-columns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 table:number-columns-spanned="2">
            <text:p text:style-name="P360">Parametro: Genere</text:p>
            <text:p text:style-name="P361">Categorie: Formato, lunghezza</text:p>
          </table:table-cell>
          <table:covered-table-cell/>
        </table:table-row>
        <table:table-row table:style-name="TableRow362">
          <table:table-cell table:style-name="TableCell363" table:number-columns-spanned="2">
            <text:p text:style-name="P364">FORMATO: [A-Za-z]<text:tab/></text:p>
          </table:table-cell>
          <table:covered-table-cell/>
        </table:table-row>
        <table:table-row table:style-name="TableRow365">
          <table:table-cell table:style-name="TableCell366">
            <text:p text:style-name="P367">Lunghezza (lg)</text:p>
          </table:table-cell>
          <table:table-cell table:style-name="TableCell368">
            <text:list text:style-name="LFO13" text:continue-numbering="true">
              <text:list-item>
                <text:p text:style-name="P369">&lt;1 [errore]</text:p>
              </text:list-item>
              <text:list-item>
                <text:p text:style-name="P370">&gt;=1 &lt;=50 [property lunghezzaLRok]</text:p>
              </text:list-item>
              <text:list-item>
                <text:p text:style-name="P371">&gt;50 [errore]<text:s/></text:p>
              </text:list-item>
            </text:list>
          </table:table-cell>
        </table:table-row>
        <table:table-row table:style-name="TableRow372">
          <table:table-cell table:style-name="TableCell373">
            <text:p text:style-name="P374">Formato (fg)</text:p>
          </table:table-cell>
          <table:table-cell table:style-name="TableCell375">
            <text:list text:style-name="LFO14" text:continue-numbering="true">
              <text:list-item>
                <text:p text:style-name="P376">Rispetta il formato<text:s/>[property formatoFGok]</text:p>
              </text:list-item>
              <text:list-item>
                <text:p text:style-name="P377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 table:number-columns-spanned="2">
            <text:soft-page-break/>
            <text:p text:style-name="P383">Parametro: Regista</text:p>
            <text:p text:style-name="P384">Categorie: lunghezza</text:p>
          </table:table-cell>
          <table:covered-table-cell/>
        </table:table-row>
        <table:table-row table:style-name="TableRow385">
          <table:table-cell table:style-name="TableCell386">
            <text:p text:style-name="P387">Lunghezza (lr)</text:p>
          </table:table-cell>
          <table:table-cell table:style-name="TableCell388">
            <text:list text:style-name="LFO15" text:continue-numbering="true">
              <text:list-item>
                <text:p text:style-name="P389">&lt;1 [errore]</text:p>
              </text:list-item>
              <text:list-item>
                <text:p text:style-name="P390">&gt;=1 and &lt;=50 [property lunghezzaLRok]</text:p>
              </text:list-item>
              <text:list-item>
                <text:p text:style-name="P391">&gt;50 [errore]<text:s/></text:p>
              </text:list-item>
            </text:list>
          </table:table-cell>
        </table:table-row>
      </table:table>
      <text:p text:style-name="Normale"/>
      <table:table table:style-name="Table392">
        <table:table-columns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 table:number-columns-spanned="2">
            <text:p text:style-name="P397">Parametro: Durata</text:p>
            <text:p text:style-name="P398">Categorie: Formato</text:p>
          </table:table-cell>
          <table:covered-table-cell/>
        </table:table-row>
        <table:table-row table:style-name="TableRow399">
          <table:table-cell table:style-name="TableCell400" table:number-columns-spanned="2">
            <text:p text:style-name="P401">FORMATO: OO:MM:SS</text:p>
          </table:table-cell>
          <table:covered-table-cell/>
        </table:table-row>
        <table:table-row table:style-name="TableRow402">
          <table:table-cell table:style-name="TableCell403">
            <text:p text:style-name="P404">formato (fd)</text:p>
          </table:table-cell>
          <table:table-cell table:style-name="TableCell405">
            <text:list text:style-name="LFO16" text:continue-numbering="true">
              <text:list-item>
                <text:p text:style-name="P406">Rispetta il formato [property formatoFDok]</text:p>
              </text:list-item>
              <text:list-item>
                <text:p text:style-name="P407">Non rispetta il formato [errore]</text:p>
              </text:list-item>
            </text:list>
          </table:table-cell>
        </table:table-row>
      </table:table>
      <text:p text:style-name="P408"/>
      <table:table table:style-name="Table409">
        <table:table-columns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 table:number-columns-spanned="2">
            <text:p text:style-name="P414">Parametro: Data di uscita</text:p>
            <text:p text:style-name="P415">Categorie: Formato</text:p>
          </table:table-cell>
          <table:covered-table-cell/>
        </table:table-row>
        <table:table-row table:style-name="TableRow416">
          <table:table-cell table:style-name="TableCell417" table:number-columns-spanned="2">
            <text:p text:style-name="P418">FORMATO: DD/MM/YYYY</text:p>
          </table:table-cell>
          <table:covered-table-cell/>
        </table:table-row>
        <table:table-row table:style-name="TableRow419">
          <table:table-cell table:style-name="TableCell420">
            <text:p text:style-name="P421">formato (fr)</text:p>
          </table:table-cell>
          <table:table-cell table:style-name="TableCell422">
            <text:list text:style-name="LFO17" text:continue-numbering="true">
              <text:list-item>
                <text:p text:style-name="P423">Rispetta il formato [property formatoFRok]</text:p>
              </text:list-item>
              <text:list-item>
                <text:p text:style-name="P424">Non rispetta il formato [errore]</text:p>
              </text:list-item>
            </text:list>
          </table:table-cell>
        </table:table-row>
      </table:table>
      <text:p text:style-name="Normale"/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Codice</text:p>
          </table:table-cell>
          <table:table-cell table:style-name="TableCell432">
            <text:p text:style-name="P433">Combinazione</text:p>
          </table:table-cell>
          <table:table-cell table:style-name="TableCell434">
            <text:p text:style-name="P435">Esito</text:p>
          </table:table-cell>
        </table:table-row>
        <table:table-row table:style-name="TableRow436">
          <table:table-cell table:style-name="TableCell437">
            <text:p text:style-name="P438">TC_AC_17_01</text:p>
          </table:table-cell>
          <table:table-cell table:style-name="TableCell439">
            <text:p text:style-name="P440">li1</text:p>
          </table:table-cell>
          <table:table-cell table:style-name="TableCell441">
            <text:p text:style-name="P442">Errore</text:p>
          </table:table-cell>
        </table:table-row>
        <table:table-row table:style-name="TableRow443">
          <table:table-cell table:style-name="TableCell444">
            <text:p text:style-name="P445">TC_AC_17_02</text:p>
          </table:table-cell>
          <table:table-cell table:style-name="TableCell446">
            <text:p text:style-name="P447">li2.fi2</text:p>
          </table:table-cell>
          <table:table-cell table:style-name="TableCell448">
            <text:p text:style-name="P449">Errore</text:p>
          </table:table-cell>
        </table:table-row>
        <table:table-row table:style-name="TableRow450">
          <table:table-cell table:style-name="TableCell451">
            <text:p text:style-name="P452">TC_AC_17_03</text:p>
          </table:table-cell>
          <table:table-cell table:style-name="TableCell453">
            <text:p text:style-name="P454">li2.fi1.lt1</text:p>
          </table:table-cell>
          <table:table-cell table:style-name="TableCell455">
            <text:p text:style-name="P456">Errore</text:p>
          </table:table-cell>
        </table:table-row>
        <table:table-row table:style-name="TableRow457">
          <table:table-cell table:style-name="TableCell458">
            <text:p text:style-name="P459">TC_AC_17_04</text:p>
          </table:table-cell>
          <table:table-cell table:style-name="TableCell460">
            <text:p text:style-name="P461">li2.fi1.lt3</text:p>
          </table:table-cell>
          <table:table-cell table:style-name="TableCell462">
            <text:p text:style-name="P463">Errore</text:p>
          </table:table-cell>
        </table:table-row>
        <table:table-row table:style-name="TableRow464">
          <table:table-cell table:style-name="TableCell465">
            <text:p text:style-name="P466">TC_AC_17_05</text:p>
          </table:table-cell>
          <table:table-cell table:style-name="TableCell467">
            <text:p text:style-name="P468">li2.fi1.lt2.ld1</text:p>
          </table:table-cell>
          <table:table-cell table:style-name="TableCell469">
            <text:p text:style-name="P470">Errore</text:p>
          </table:table-cell>
        </table:table-row>
        <table:table-row table:style-name="TableRow471">
          <table:table-cell table:style-name="TableCell472">
            <text:p text:style-name="P473">TC_AC_17_06</text:p>
          </table:table-cell>
          <table:table-cell table:style-name="TableCell474">
            <text:p text:style-name="P475">li2.fi1.lt2.ld3</text:p>
          </table:table-cell>
          <table:table-cell table:style-name="TableCell476">
            <text:p text:style-name="P477">Errore</text:p>
          </table:table-cell>
        </table:table-row>
        <table:table-row table:style-name="TableRow478">
          <table:table-cell table:style-name="TableCell479">
            <text:p text:style-name="P480">TC_AC_17_07</text:p>
          </table:table-cell>
          <table:table-cell table:style-name="TableCell481">
            <text:p text:style-name="P482">li2.fi1.lt2.ld2.lg1</text:p>
          </table:table-cell>
          <table:table-cell table:style-name="TableCell483">
            <text:p text:style-name="P484">Errore</text:p>
          </table:table-cell>
        </table:table-row>
        <table:table-row table:style-name="TableRow485">
          <table:table-cell table:style-name="TableCell486">
            <text:p text:style-name="P487">TC_AC_17_08</text:p>
          </table:table-cell>
          <table:table-cell table:style-name="TableCell488">
            <text:p text:style-name="P489">li2.fi1.lt2.ld1.lg3</text:p>
          </table:table-cell>
          <table:table-cell table:style-name="TableCell490">
            <text:p text:style-name="P491">Errore</text:p>
          </table:table-cell>
        </table:table-row>
        <table:table-row table:style-name="TableRow492">
          <table:table-cell table:style-name="TableCell493">
            <text:p text:style-name="P494">TC_AC_17_09</text:p>
          </table:table-cell>
          <table:table-cell table:style-name="TableCell495">
            <text:p text:style-name="P496">li2.fi1.lt2.ld1.lg2.fg2</text:p>
          </table:table-cell>
          <table:table-cell table:style-name="TableCell497">
            <text:p text:style-name="P498">Errore</text:p>
          </table:table-cell>
        </table:table-row>
        <table:table-row table:style-name="TableRow499">
          <table:table-cell table:style-name="TableCell500">
            <text:p text:style-name="P501">TC_AC_17_10</text:p>
          </table:table-cell>
          <table:table-cell table:style-name="TableCell502">
            <text:p text:style-name="P503">li2.fi1.lt2.ld1.lg2.fg1.lr1</text:p>
          </table:table-cell>
          <table:table-cell table:style-name="TableCell504">
            <text:p text:style-name="P505">Errore</text:p>
          </table:table-cell>
        </table:table-row>
        <table:table-row table:style-name="TableRow506">
          <table:table-cell table:style-name="TableCell507">
            <text:p text:style-name="P508">TC_AC_17_11</text:p>
          </table:table-cell>
          <table:table-cell table:style-name="TableCell509">
            <text:p text:style-name="P510">li2.fi1.lt2.ld1.lg2.fg1.lr3</text:p>
          </table:table-cell>
          <table:table-cell table:style-name="TableCell511">
            <text:p text:style-name="P512">Errore</text:p>
          </table:table-cell>
        </table:table-row>
        <table:table-row table:style-name="TableRow513">
          <table:table-cell table:style-name="TableCell514">
            <text:p text:style-name="P515">TC_AC_17_12</text:p>
          </table:table-cell>
          <table:table-cell table:style-name="TableCell516">
            <text:p text:style-name="P517">li2.fi1.lt2.ld1.lg2.fg1.lr2.fd2</text:p>
          </table:table-cell>
          <table:table-cell table:style-name="TableCell518">
            <text:p text:style-name="P519">Errore</text:p>
          </table:table-cell>
        </table:table-row>
        <table:table-row table:style-name="TableRow520">
          <table:table-cell table:style-name="TableCell521">
            <text:p text:style-name="P522">TC_AC_17_13</text:p>
          </table:table-cell>
          <table:table-cell table:style-name="TableCell523">
            <text:p text:style-name="P524">li2.fi1.lt2.ld1.lg2.fg1.lr2.fd1.fr2</text:p>
          </table:table-cell>
          <table:table-cell table:style-name="TableCell525">
            <text:p text:style-name="P526">Errore</text:p>
          </table:table-cell>
        </table:table-row>
        <table:table-row table:style-name="TableRow527">
          <table:table-cell table:style-name="TableCell528">
            <text:p text:style-name="P529">TC_AC_17_14</text:p>
          </table:table-cell>
          <table:table-cell table:style-name="TableCell530">
            <text:p text:style-name="P531">li2.fi1.lt2.ld1.lg2.fg1.lr2.fd1.fr1</text:p>
          </table:table-cell>
          <table:table-cell table:style-name="TableCell532">
            <text:p text:style-name="P533">Successo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Car.predefinitoparagrafo"/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sommario" style:display-name="Titolo sommario" style:family="paragraph" style:parent-style-name="Titolo1" style:next-style-name="Normale" style:default-outline-level="1">
      <style:paragraph-properties fo:line-height="105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6" style:parent-style-name="Car.predefinitoparagrafo" style:family="text">
      <style:text-properties style:language-asian="it" style:country-asian="IT"/>
    </style:style>
    <style:style style:name="P7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8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9" style:parent-style-name="Intestazione" style:family="paragraph">
      <style:paragraph-properties fo:text-align="center"/>
    </style:style>
    <style:style style:name="T10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11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1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Intestazione"><text:span text:style-name="T6"><draw:frame draw:z-index="251659264" draw:style-name="a0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7"/>
        <text:p text:style-name="P8">Laurea in informatica-Università di Salerno</text:p>
        <text:p text:style-name="P9"><text:span text:style-name="T10">Corso di<text:s/></text:span><text:span text:style-name="T11">Ingegneria del Software</text:span><text:span text:style-name="T12">- Prof. C. Gravino</text:span></text:p>
        <text:p text:style-name="Intestazio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0T11:07:00Z</meta:creation-date>
    <dc:date>2021-12-12T20:23:00Z</dc:date>
    <meta:template xlink:href="Normal.dotm" xlink:type="simple"/>
    <meta:editing-cycles>8</meta:editing-cycles>
    <meta:editing-duration>PT0S</meta:editing-duration>
    <meta:document-statistic meta:page-count="7" meta:paragraph-count="7" meta:word-count="592" meta:character-count="3964" meta:row-count="28" meta:non-whitespace-character-count="3379"/>
  </office:meta>
</office:document-meta>
</file>